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122cm" fo:min-width="13.59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38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a6a6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5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4ea6b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7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10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1.122cm" fo:min-width="13.59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6" style:family="graphic" style:parent-style-name="standard">
      <style:graphic-properties svg:stroke-width="0.106cm" svg:stroke-color="#000000" draw:marker-start="Symmetric_20_Arrow" draw:marker-start-width="0.358cm" draw:marker-end="" draw:marker-end-width="0.358cm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fill-color="#ffff00" draw:auto-grow-height="false" fo:min-height="21.788cm" fo:min-width="14.298cm" fo:wrap-option="no-wrap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.051cm" fo:text-align="center" fo:text-indent="0.152cm"/>
    </style:style>
    <style:style style:name="P3" style:family="paragraph">
      <loext:graphic-properties draw:fill="hatch" draw:fill-color="#dde8cb" draw:fill-hatch-name="Black_20_45_20_Degrees_20_Wide" draw:opacity="38%"/>
      <style:paragraph-properties fo:margin-left="0cm" fo:margin-right="0.051cm" fo:text-align="center" fo:text-indent="0.152cm"/>
      <style:text-properties style:font-name="Source Code Pro"/>
    </style:style>
    <style:style style:name="P4" style:family="paragraph">
      <style:paragraph-properties fo:text-align="center"/>
    </style:style>
    <style:style style:name="P5" style:family="paragraph">
      <loext:graphic-properties draw:fill-color="#ffa6a6"/>
      <style:paragraph-properties fo:text-align="center"/>
      <style:text-properties style:font-name="Source Code Pro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"/>
    </style:style>
    <style:style style:name="P7" style:family="paragraph">
      <loext:graphic-properties draw:fill-color="#d4ea6b"/>
      <style:paragraph-properties fo:text-align="center"/>
      <style:text-properties style:font-name="Source Code Pro"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"/>
    </style:style>
    <style:style style:name="P12" style:family="paragraph">
      <loext:graphic-properties draw:fill-color="#ffff00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.372cm" svg:x="1.34cm" svg:y="22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097cm" svg:height="1.372cm" svg:x="1.34cm" svg:y="22.924cm"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81cm" svg:height="2.54cm" svg:x="1.467cm" svg:y="6.38cm">
          <text:p text:style-name="P4"><text:span text:style-name="T2">Internet</text:span></text:p>
          <text:p text:style-name="P4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048cm" svg:height="2.532cm" svg:x="1.851cm" svg:y="10.233cm">
          <text:p text:style-name="P4"><text:span text:style-name="T1">Segment</text:span></text:p>
          <text:p text:style-name="P4"><text:span text:style-name="T1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3.386cm" svg:y1="1.452cm" svg:x2="3.372cm" svg:y2="6.38cm" draw:end-shape="id1" draw:end-glue-point="0" svg:d="M3386 1452v2207h-14v2721" svg:viewBox="0 0 15 4929">
          <text:p/>
        </draw:connector>
        <draw:custom-shape draw:style-name="gr6" draw:text-style-name="P7" xml:id="id2" draw:id="id2" draw:layer="layout" svg:width="3.81cm" svg:height="2.54cm" svg:x="5.915cm" svg:y="14.27cm">
          <draw:glue-point draw:id="4" svg:x="2.22cm" svg:y="5.318cm"/>
          <draw:glue-point draw:id="5" svg:x="-2.446cm" svg:y="5.818cm"/>
          <text:p text:style-name="P4"><text:span text:style-name="T2">Transport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8.665cm" svg:y1="16.81cm" svg:x2="10.014cm" svg:y2="18.28cm" draw:start-shape="id2" draw:start-glue-point="4" draw:end-shape="id3" draw:end-glue-point="5" svg:d="M8665 16810v874h1349v596" svg:viewBox="0 0 1350 1471">
          <text:p/>
        </draw:connector>
        <draw:connector draw:style-name="gr8" draw:text-style-name="P4" draw:layer="layout" svg:x1="3.372cm" svg:y1="8.92cm" svg:x2="3.375cm" svg:y2="10.233cm" draw:start-shape="id1" draw:start-glue-point="2" draw:end-shape="id4" draw:end-glue-point="5" svg:d="M3372 8920v796h3v517" svg:viewBox="0 0 4 1314">
          <text:p/>
        </draw:connector>
        <draw:connector draw:style-name="gr8" draw:text-style-name="P4" draw:layer="layout" svg:x1="3.375cm" svg:y1="12.765cm" svg:x2="7.82cm" svg:y2="14.27cm" draw:start-shape="id4" draw:start-glue-point="7" draw:end-shape="id2" draw:end-glue-point="0" svg:d="M3375 12765v896h4445v609" svg:viewBox="0 0 4446 1506">
          <text:p/>
        </draw:connector>
        <draw:custom-shape draw:style-name="gr9" draw:text-style-name="P6" xml:id="id3" draw:id="id3" draw:layer="layout" svg:width="3.048cm" svg:height="2.54cm" svg:x="8.49cm" svg:y="18.28cm">
          <text:p text:style-name="P4"><text:span text:style-name="T1">Data</text:span></text:p>
          <text:p text:style-name="P4"><text:span text:style-name="T1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5" draw:id="id5" draw:layer="layout" svg:width="3.048cm" svg:height="2.54cm" svg:x="4.645cm" svg:y="18.28cm">
          <text:p text:style-name="P4"><text:span text:style-name="T1">Data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8" draw:layer="layout" svg:x1="6.889cm" svg:y1="16.81cm" svg:x2="6.169cm" svg:y2="18.28cm" draw:start-shape="id2" draw:start-glue-point="5" draw:end-shape="id5" draw:end-glue-point="5" svg:d="M6889 16810v874h-720v596" svg:viewBox="0 0 721 1471">
          <text:p/>
        </draw:connector>
        <draw:line draw:style-name="gr11" draw:text-style-name="P9" draw:layer="layout" svg:x1="2.74cm" svg:y1="22.89cm" svg:x2="2.74cm" svg:y2="15.44cm">
          <text:p/>
        </draw:line>
        <draw:line draw:style-name="gr12" draw:text-style-name="P9" draw:layer="layout" svg:x1="2.74cm" svg:y1="15.44cm" svg:x2="5.915cm" svg:y2="15.44cm">
          <text:p/>
        </draw:line>
        <draw:line draw:style-name="gr12" draw:text-style-name="P9" draw:layer="layout" svg:x1="6.126cm" svg:y1="22.86cm" svg:x2="6.126cm" svg:y2="20.828cm">
          <text:p/>
        </draw:line>
        <draw:line draw:style-name="gr12" draw:text-style-name="P9" draw:layer="layout" svg:x1="10.063cm" svg:y1="20.828cm" svg:x2="10.063cm" svg:y2="22.86cm">
          <text:p/>
        </draw:line>
        <draw:custom-shape draw:style-name="gr9" draw:text-style-name="P6" xml:id="id6" draw:id="id6" draw:layer="layout" svg:width="3.048cm" svg:height="2.54cm" svg:x="11.63cm" svg:y="10.198cm">
          <text:p text:style-name="P4"><text:span text:style-name="T1">Segment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9.725cm" svg:y1="15.54cm" svg:x2="13.154cm" svg:y2="12.738cm" draw:start-shape="id2" draw:start-glue-point="1" draw:end-shape="id6" draw:end-glue-point="7" svg:d="M9725 15540h3429v-2802" svg:viewBox="0 0 3430 2803">
          <text:p/>
        </draw:connector>
        <draw:custom-shape draw:style-name="gr3" draw:text-style-name="P5" xml:id="id7" draw:id="id7" draw:layer="layout" svg:width="3.81cm" svg:height="2.54cm" svg:x="11.249cm" svg:y="6.38cm">
          <text:p text:style-name="P4"><text:span text:style-name="T2">Internet</text:span></text:p>
          <text:p text:style-name="P4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3.048cm" svg:height="2.54cm" draw:transform="rotate (-3.14159265358979) translate (14.678cm 5.183cm)">
          <text:p text:style-name="P4"><text:span text:style-name="T1">Frame</text:span></text:p>
          <text:p text:style-name="P4"><text:span text:style-name="T1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13.154cm" svg:y1="10.198cm" svg:x2="13.154cm" svg:y2="8.92cm" draw:start-shape="id6" draw:start-glue-point="5" draw:end-shape="id7" draw:end-glue-point="2" svg:d="M13154 10198v-1278" svg:viewBox="0 0 1 1279">
          <text:p/>
        </draw:connector>
        <draw:connector draw:style-name="gr8" draw:text-style-name="P4" draw:layer="layout" svg:x1="13.154cm" svg:y1="6.38cm" svg:x2="13.155cm" svg:y2="5.183cm" draw:start-shape="id7" draw:start-glue-point="0" draw:end-shape="id8" draw:end-glue-point="7" svg:d="M13154 6380v-455h1v-742" svg:viewBox="0 0 2 1198">
          <text:p/>
        </draw:connector>
        <draw:custom-shape draw:style-name="gr14" draw:text-style-name="P10" draw:layer="layout" svg:width="14.097cm" svg:height="1.372cm" svg:x="1.34cm" svg:y="0.0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4.097cm" svg:height="1.372cm" svg:x="1.34cm" svg:y="0.124cm">
          <text:p text:style-name="P2"><text:span text:style-name="T1">Link Interface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3.151cm" svg:y1="1.521cm" svg:x2="13.155cm" svg:y2="2.644cm" draw:end-shape="id8" draw:end-glue-point="5" svg:d="M13151 1521v302h4v821" svg:viewBox="0 0 5 1124">
          <text:p/>
        </draw:connector>
        <draw:custom-shape draw:style-name="gr17" draw:text-style-name="P12" draw:layer="layout" svg:width="18.16cm" svg:height="25.4cm" draw:transform="skewX (0.00366519142918809) translate (-0.589cm -0.508cm)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102cm" draw:line-distance="0.50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24.3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18T21:01:14.437094695</dc:date>
    <meta:editing-duration>PT1H15M20S</meta:editing-duration>
    <meta:editing-cycles>27</meta:editing-cycles>
    <meta:generator>LibreOffice/6.3.0.4$Linux_X86_64 LibreOffice_project/30$Build-4</meta:generator>
    <meta:document-statistic meta:object-count="26"/>
  </office:meta>
</office:document-meta>
</file>